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1006266666667" calcext:value-type="float">
            <text:p>1.81006</text:p>
          </table:table-cell>
          <table:table-cell office:value-type="float" office:value="2.52622266666667" calcext:value-type="float">
            <text:p>2.52622</text:p>
          </table:table-cell>
          <table:table-cell office:value-type="float" office:value="3.500288" calcext:value-type="float">
            <text:p>3.5002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680266666667" calcext:value-type="float">
            <text:p>1.5768</text:p>
          </table:table-cell>
          <table:table-cell office:value-type="float" office:value="2.41792933333333" calcext:value-type="float">
            <text:p>2.41793</text:p>
          </table:table-cell>
          <table:table-cell office:value-type="float" office:value="1.670816" calcext:value-type="float">
            <text:p>1.670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1418666666667" calcext:value-type="float">
            <text:p>1.91419</text:p>
          </table:table-cell>
          <table:table-cell office:value-type="float" office:value="2.35401066666667" calcext:value-type="float">
            <text:p>2.35401</text:p>
          </table:table-cell>
          <table:table-cell office:value-type="float" office:value="2.51736" calcext:value-type="float">
            <text:p>2.5173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4955333333333" calcext:value-type="float">
            <text:p>1.74955</text:p>
          </table:table-cell>
          <table:table-cell office:value-type="float" office:value="2.27672533333333" calcext:value-type="float">
            <text:p>2.27673</text:p>
          </table:table-cell>
          <table:table-cell office:value-type="float" office:value="1.570144" calcext:value-type="float">
            <text:p>1.570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72905733333333" calcext:value-type="float">
            <text:p>1.72906</text:p>
          </table:table-cell>
          <table:table-cell office:value-type="float" office:value="2.27397333333333" calcext:value-type="float">
            <text:p>2.27397</text:p>
          </table:table-cell>
          <table:table-cell office:value-type="float" office:value="2.054864" calcext:value-type="float">
            <text:p>2.054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1.88286266666667" calcext:value-type="float">
            <text:p>1.88286</text:p>
          </table:table-cell>
          <table:table-cell office:value-type="float" office:value="2.26891333333333" calcext:value-type="float">
            <text:p>2.26891</text:p>
          </table:table-cell>
          <table:table-cell office:value-type="float" office:value="2.328352" calcext:value-type="float">
            <text:p>2.3283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535733333333" calcext:value-type="float">
            <text:p>2.25536</text:p>
          </table:table-cell>
          <table:table-cell office:value-type="float" office:value="2.38747466666667" calcext:value-type="float">
            <text:p>2.38747</text:p>
          </table:table-cell>
          <table:table-cell office:value-type="float" office:value="2.843296" calcext:value-type="float">
            <text:p>2.843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15804" calcext:value-type="float">
            <text:p>2.2158</text:p>
          </table:table-cell>
          <table:table-cell office:value-type="float" office:value="2.34885333333333" calcext:value-type="float">
            <text:p>2.34885</text:p>
          </table:table-cell>
          <table:table-cell office:value-type="float" office:value="2.727552" calcext:value-type="float">
            <text:p>2.7275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56468" calcext:value-type="float">
            <text:p>1.75647</text:p>
          </table:table-cell>
          <table:table-cell office:value-type="float" office:value="2.20457466666667" calcext:value-type="float">
            <text:p>2.20457</text:p>
          </table:table-cell>
          <table:table-cell office:value-type="float" office:value="2.598048" calcext:value-type="float">
            <text:p>2.5980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1824" calcext:value-type="float">
            <text:p>1.67182</text:p>
          </table:table-cell>
          <table:table-cell office:value-type="float" office:value="2.20176533333333" calcext:value-type="float">
            <text:p>2.20177</text:p>
          </table:table-cell>
          <table:table-cell office:value-type="float" office:value="2.237136" calcext:value-type="float">
            <text:p>2.237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40224" calcext:value-type="float">
            <text:p>1.44022</text:p>
          </table:table-cell>
          <table:table-cell office:value-type="float" office:value="2.19887333333333" calcext:value-type="float">
            <text:p>2.19887</text:p>
          </table:table-cell>
          <table:table-cell office:value-type="float" office:value="1.967616" calcext:value-type="float">
            <text:p>1.967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280266666667" calcext:value-type="float">
            <text:p>2.1428</text:p>
          </table:table-cell>
          <table:table-cell office:value-type="float" office:value="2.29927466666667" calcext:value-type="float">
            <text:p>2.29927</text:p>
          </table:table-cell>
          <table:table-cell office:value-type="float" office:value="2.820544" calcext:value-type="float">
            <text:p>2.820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627692" calcext:value-type="float">
            <text:p>1.62769</text:p>
          </table:table-cell>
          <table:table-cell office:value-type="float" office:value="2.11995733333333" calcext:value-type="float">
            <text:p>2.11996</text:p>
          </table:table-cell>
          <table:table-cell office:value-type="float" office:value="1.294704" calcext:value-type="float">
            <text:p>1.294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8593333333333" calcext:value-type="float">
            <text:p>2.08593</text:p>
          </table:table-cell>
          <table:table-cell office:value-type="float" office:value="2.308888" calcext:value-type="float">
            <text:p>2.30889</text:p>
          </table:table-cell>
          <table:table-cell office:value-type="float" office:value="2.733664" calcext:value-type="float">
            <text:p>2.7336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03826533333333" calcext:value-type="float">
            <text:p>2.03827</text:p>
          </table:table-cell>
          <table:table-cell office:value-type="float" office:value="1.98407733333333" calcext:value-type="float">
            <text:p>1.98408</text:p>
          </table:table-cell>
          <table:table-cell office:value-type="float" office:value="2.526224" calcext:value-type="float">
            <text:p>2.526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963066666667" calcext:value-type="float">
            <text:p>2.01963</text:p>
          </table:table-cell>
          <table:table-cell office:value-type="float" office:value="2.008552" calcext:value-type="float">
            <text:p>2.00855</text:p>
          </table:table-cell>
          <table:table-cell office:value-type="float" office:value="2.499824" calcext:value-type="float">
            <text:p>2.499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664133333333" calcext:value-type="float">
            <text:p>1.25664</text:p>
          </table:table-cell>
          <table:table-cell office:value-type="float" office:value="1.988516" calcext:value-type="float">
            <text:p>1.98852</text:p>
          </table:table-cell>
          <table:table-cell office:value-type="float" office:value="0.722448" calcext:value-type="float">
            <text:p>0.722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8398266666667" calcext:value-type="float">
            <text:p>1.98398</text:p>
          </table:table-cell>
          <table:table-cell office:value-type="float" office:value="2.07558933333333" calcext:value-type="float">
            <text:p>2.07559</text:p>
          </table:table-cell>
          <table:table-cell office:value-type="float" office:value="2.595024" calcext:value-type="float">
            <text:p>2.595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733704" calcext:value-type="float">
            <text:p>1.7337</text:p>
          </table:table-cell>
          <table:table-cell office:value-type="float" office:value="1.95418266666667" calcext:value-type="float">
            <text:p>1.95418</text:p>
          </table:table-cell>
          <table:table-cell office:value-type="float" office:value="2.11288" calcext:value-type="float">
            <text:p>2.112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94080933333333" calcext:value-type="float">
            <text:p>1.94081</text:p>
          </table:table-cell>
          <table:table-cell office:value-type="float" office:value="2.220532" calcext:value-type="float">
            <text:p>2.22053</text:p>
          </table:table-cell>
          <table:table-cell office:value-type="float" office:value="2.086592" calcext:value-type="float">
            <text:p>2.086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2876133333333" calcext:value-type="float">
            <text:p>1.92876</text:p>
          </table:table-cell>
          <table:table-cell office:value-type="float" office:value="2.09647466666667" calcext:value-type="float">
            <text:p>2.09647</text:p>
          </table:table-cell>
          <table:table-cell office:value-type="float" office:value="2.56416" calcext:value-type="float">
            <text:p>2.5641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1634933333333" calcext:value-type="float">
            <text:p>1.91635</text:p>
          </table:table-cell>
          <table:table-cell office:value-type="float" office:value="1.95357066666667" calcext:value-type="float">
            <text:p>1.95357</text:p>
          </table:table-cell>
          <table:table-cell office:value-type="float" office:value="2.777904" calcext:value-type="float">
            <text:p>2.77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496748" calcext:value-type="float">
            <text:p>1.49675</text:p>
          </table:table-cell>
          <table:table-cell office:value-type="float" office:value="1.91557866666667" calcext:value-type="float">
            <text:p>1.91558</text:p>
          </table:table-cell>
          <table:table-cell office:value-type="float" office:value="1.3092" calcext:value-type="float">
            <text:p>1.309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89380666666667" calcext:value-type="float">
            <text:p>1.89381</text:p>
          </table:table-cell>
          <table:table-cell office:value-type="float" office:value="2.20965066666667" calcext:value-type="float">
            <text:p>2.20965</text:p>
          </table:table-cell>
          <table:table-cell office:value-type="float" office:value="2.1048" calcext:value-type="float">
            <text:p>2.10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8892533333333" calcext:value-type="float">
            <text:p>1.88893</text:p>
          </table:table-cell>
          <table:table-cell office:value-type="float" office:value="2.340828" calcext:value-type="float">
            <text:p>2.34083</text:p>
          </table:table-cell>
          <table:table-cell office:value-type="float" office:value="2.554544" calcext:value-type="float">
            <text:p>2.554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6860266666667" calcext:value-type="float">
            <text:p>1.8686</text:p>
          </table:table-cell>
          <table:table-cell office:value-type="float" office:value="2.29301866666667" calcext:value-type="float">
            <text:p>2.29302</text:p>
          </table:table-cell>
          <table:table-cell office:value-type="float" office:value="2.384544" calcext:value-type="float">
            <text:p>2.384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3971333333333" calcext:value-type="float">
            <text:p>1.43971</text:p>
          </table:table-cell>
          <table:table-cell office:value-type="float" office:value="1.844476" calcext:value-type="float">
            <text:p>1.84448</text:p>
          </table:table-cell>
          <table:table-cell office:value-type="float" office:value="1.665312" calcext:value-type="float">
            <text:p>1.6653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4234666666667" calcext:value-type="float">
            <text:p>1.84235</text:p>
          </table:table-cell>
          <table:table-cell office:value-type="float" office:value="2.55506" calcext:value-type="float">
            <text:p>2.55506</text:p>
          </table:table-cell>
          <table:table-cell office:value-type="float" office:value="3.404992" calcext:value-type="float">
            <text:p>3.4049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793464" calcext:value-type="float">
            <text:p>1.79346</text:p>
          </table:table-cell>
          <table:table-cell office:value-type="float" office:value="1.96900933333333" calcext:value-type="float">
            <text:p>1.96901</text:p>
          </table:table-cell>
          <table:table-cell office:value-type="float" office:value="2.8024" calcext:value-type="float">
            <text:p>2.802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77673866666667" calcext:value-type="float">
            <text:p>1.77674</text:p>
          </table:table-cell>
          <table:table-cell office:value-type="float" office:value="2.277568" calcext:value-type="float">
            <text:p>2.27757</text:p>
          </table:table-cell>
          <table:table-cell office:value-type="float" office:value="3.089296" calcext:value-type="float">
            <text:p>3.089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774716" calcext:value-type="float">
            <text:p>1.77472</text:p>
          </table:table-cell>
          <table:table-cell office:value-type="float" office:value="2.28843333333333" calcext:value-type="float">
            <text:p>2.28843</text:p>
          </table:table-cell>
          <table:table-cell office:value-type="float" office:value="3.092528" calcext:value-type="float">
            <text:p>3.092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7186266666667" calcext:value-type="float">
            <text:p>1.77186</text:p>
          </table:table-cell>
          <table:table-cell office:value-type="float" office:value="2.13177866666667" calcext:value-type="float">
            <text:p>2.13178</text:p>
          </table:table-cell>
          <table:table-cell office:value-type="float" office:value="2.060896" calcext:value-type="float">
            <text:p>2.060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1.76109066666667" calcext:value-type="float">
            <text:p>1.76109</text:p>
          </table:table-cell>
          <table:table-cell office:value-type="float" office:value="2.148148" calcext:value-type="float">
            <text:p>2.14815</text:p>
          </table:table-cell>
          <table:table-cell office:value-type="float" office:value="2.09144" calcext:value-type="float">
            <text:p>2.0914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54568" calcext:value-type="float">
            <text:p>1.75457</text:p>
          </table:table-cell>
          <table:table-cell office:value-type="float" office:value="2.17441333333333" calcext:value-type="float">
            <text:p>2.17441</text:p>
          </table:table-cell>
          <table:table-cell office:value-type="float" office:value="3.153872" calcext:value-type="float">
            <text:p>3.1538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52132" calcext:value-type="float">
            <text:p>1.75213</text:p>
          </table:table-cell>
          <table:table-cell office:value-type="float" office:value="1.97548666666667" calcext:value-type="float">
            <text:p>1.97549</text:p>
          </table:table-cell>
          <table:table-cell office:value-type="float" office:value="2.145648" calcext:value-type="float">
            <text:p>2.1456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5180666666667" calcext:value-type="float">
            <text:p>1.75181</text:p>
          </table:table-cell>
          <table:table-cell office:value-type="float" office:value="2.21332666666667" calcext:value-type="float">
            <text:p>2.21333</text:p>
          </table:table-cell>
          <table:table-cell office:value-type="float" office:value="2.677488" calcext:value-type="float">
            <text:p>2.6774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3281866666667" calcext:value-type="float">
            <text:p>1.73282</text:p>
          </table:table-cell>
          <table:table-cell office:value-type="float" office:value="2.29626666666667" calcext:value-type="float">
            <text:p>2.29627</text:p>
          </table:table-cell>
          <table:table-cell office:value-type="float" office:value="1.700528" calcext:value-type="float">
            <text:p>1.700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71715733333333" calcext:value-type="float">
            <text:p>1.71716</text:p>
          </table:table-cell>
          <table:table-cell office:value-type="float" office:value="2.00669733333333" calcext:value-type="float">
            <text:p>2.0067</text:p>
          </table:table-cell>
          <table:table-cell office:value-type="float" office:value="1.275328" calcext:value-type="float">
            <text:p>1.2753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1156533333333" calcext:value-type="float">
            <text:p>1.71157</text:p>
          </table:table-cell>
          <table:table-cell office:value-type="float" office:value="2.28268666666667" calcext:value-type="float">
            <text:p>2.28269</text:p>
          </table:table-cell>
          <table:table-cell office:value-type="float" office:value="3.211104" calcext:value-type="float">
            <text:p>3.211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70606933333333" calcext:value-type="float">
            <text:p>1.70607</text:p>
          </table:table-cell>
          <table:table-cell office:value-type="float" office:value="2.19367066666667" calcext:value-type="float">
            <text:p>2.19367</text:p>
          </table:table-cell>
          <table:table-cell office:value-type="float" office:value="3.248336" calcext:value-type="float">
            <text:p>3.248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1.70161066666667" calcext:value-type="float">
            <text:p>1.70161</text:p>
          </table:table-cell>
          <table:table-cell office:value-type="float" office:value="2.03823866666667" calcext:value-type="float">
            <text:p>2.03824</text:p>
          </table:table-cell>
          <table:table-cell office:value-type="float" office:value="1.41504" calcext:value-type="float">
            <text:p>1.4150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85036" calcext:value-type="float">
            <text:p>1.68504</text:p>
          </table:table-cell>
          <table:table-cell office:value-type="float" office:value="2.22868" calcext:value-type="float">
            <text:p>2.22868</text:p>
          </table:table-cell>
          <table:table-cell office:value-type="float" office:value="2.047008" calcext:value-type="float">
            <text:p>2.0470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1.66726666666667" calcext:value-type="float">
            <text:p>1.66727</text:p>
          </table:table-cell>
          <table:table-cell office:value-type="float" office:value="2.27799866666667" calcext:value-type="float">
            <text:p>2.278</text:p>
          </table:table-cell>
          <table:table-cell office:value-type="float" office:value="3.265792" calcext:value-type="float">
            <text:p>3.265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63676" calcext:value-type="float">
            <text:p>1.66368</text:p>
          </table:table-cell>
          <table:table-cell office:value-type="float" office:value="2.12975066666667" calcext:value-type="float">
            <text:p>2.12975</text:p>
          </table:table-cell>
          <table:table-cell office:value-type="float" office:value="1.318416" calcext:value-type="float">
            <text:p>1.318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.66245333333333" calcext:value-type="float">
            <text:p>1.66245</text:p>
          </table:table-cell>
          <table:table-cell office:value-type="float" office:value="2.02738533333333" calcext:value-type="float">
            <text:p>2.02739</text:p>
          </table:table-cell>
          <table:table-cell office:value-type="float" office:value="1.478448" calcext:value-type="float">
            <text:p>1.478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2708266666667" calcext:value-type="float">
            <text:p>1.62708</text:p>
          </table:table-cell>
          <table:table-cell office:value-type="float" office:value="2.40670266666667" calcext:value-type="float">
            <text:p>2.4067</text:p>
          </table:table-cell>
          <table:table-cell office:value-type="float" office:value="1.706048" calcext:value-type="float">
            <text:p>1.7060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625504" calcext:value-type="float">
            <text:p>1.6255</text:p>
          </table:table-cell>
          <table:table-cell office:value-type="float" office:value="2.39457733333333" calcext:value-type="float">
            <text:p>2.39458</text:p>
          </table:table-cell>
          <table:table-cell office:value-type="float" office:value="1.705504" calcext:value-type="float">
            <text:p>1.705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21704" calcext:value-type="float">
            <text:p>1.6217</text:p>
          </table:table-cell>
          <table:table-cell office:value-type="float" office:value="2.07150133333333" calcext:value-type="float">
            <text:p>2.0715</text:p>
          </table:table-cell>
          <table:table-cell office:value-type="float" office:value="1.74808" calcext:value-type="float">
            <text:p>1.7480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1672133333333" calcext:value-type="float">
            <text:p>1.61672</text:p>
          </table:table-cell>
          <table:table-cell office:value-type="float" office:value="1.978228" calcext:value-type="float">
            <text:p>1.97823</text:p>
          </table:table-cell>
          <table:table-cell office:value-type="float" office:value="1.213568" calcext:value-type="float">
            <text:p>1.2135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1518933333333" calcext:value-type="float">
            <text:p>1.61519</text:p>
          </table:table-cell>
          <table:table-cell office:value-type="float" office:value="2.20870133333333" calcext:value-type="float">
            <text:p>2.2087</text:p>
          </table:table-cell>
          <table:table-cell office:value-type="float" office:value="2.32368" calcext:value-type="float">
            <text:p>2.323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9132933333333" calcext:value-type="float">
            <text:p>1.59133</text:p>
          </table:table-cell>
          <table:table-cell office:value-type="float" office:value="2.39722933333333" calcext:value-type="float">
            <text:p>2.39723</text:p>
          </table:table-cell>
          <table:table-cell office:value-type="float" office:value="1.728704" calcext:value-type="float">
            <text:p>1.728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991866666667" calcext:value-type="float">
            <text:p>1.57992</text:p>
          </table:table-cell>
          <table:table-cell office:value-type="float" office:value="2.095828" calcext:value-type="float">
            <text:p>2.09583</text:p>
          </table:table-cell>
          <table:table-cell office:value-type="float" office:value="1.671104" calcext:value-type="float">
            <text:p>1.671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5675" calcext:value-type="float">
            <text:p>1.5675</text:p>
          </table:table-cell>
          <table:table-cell office:value-type="float" office:value="2.30203733333333" calcext:value-type="float">
            <text:p>2.30204</text:p>
          </table:table-cell>
          <table:table-cell office:value-type="float" office:value="1.295456" calcext:value-type="float">
            <text:p>1.295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56236133333333" calcext:value-type="float">
            <text:p>1.56236</text:p>
          </table:table-cell>
          <table:table-cell office:value-type="float" office:value="2.29405733333333" calcext:value-type="float">
            <text:p>2.29406</text:p>
          </table:table-cell>
          <table:table-cell office:value-type="float" office:value="1.268128" calcext:value-type="float">
            <text:p>1.2681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18036" calcext:value-type="float">
            <text:p>1.51804</text:p>
          </table:table-cell>
          <table:table-cell office:value-type="float" office:value="2.07755733333333" calcext:value-type="float">
            <text:p>2.07756</text:p>
          </table:table-cell>
          <table:table-cell office:value-type="float" office:value="1.196592" calcext:value-type="float">
            <text:p>1.196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476004" calcext:value-type="float">
            <text:p>1.476</text:p>
          </table:table-cell>
          <table:table-cell office:value-type="float" office:value="1.91588666666667" calcext:value-type="float">
            <text:p>1.91589</text:p>
          </table:table-cell>
          <table:table-cell office:value-type="float" office:value="1.354384" calcext:value-type="float">
            <text:p>1.354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445652" calcext:value-type="float">
            <text:p>1.44565</text:p>
          </table:table-cell>
          <table:table-cell office:value-type="float" office:value="2.09539066666667" calcext:value-type="float">
            <text:p>2.09539</text:p>
          </table:table-cell>
          <table:table-cell office:value-type="float" office:value="1.213008" calcext:value-type="float">
            <text:p>1.2130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1.443308" calcext:value-type="float">
            <text:p>1.44331</text:p>
          </table:table-cell>
          <table:table-cell office:value-type="float" office:value="1.78623866666667" calcext:value-type="float">
            <text:p>1.78624</text:p>
          </table:table-cell>
          <table:table-cell office:value-type="float" office:value="1.672464" calcext:value-type="float">
            <text:p>1.672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06628" calcext:value-type="float">
            <text:p>1.40663</text:p>
          </table:table-cell>
          <table:table-cell office:value-type="float" office:value="2.18964533333333" calcext:value-type="float">
            <text:p>2.18965</text:p>
          </table:table-cell>
          <table:table-cell office:value-type="float" office:value="1.990352" calcext:value-type="float">
            <text:p>1.9903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22714" calcext:value-type="float">
            <text:p>1.22714</text:p>
          </table:table-cell>
          <table:table-cell office:value-type="float" office:value="1.966872" calcext:value-type="float">
            <text:p>1.96687</text:p>
          </table:table-cell>
          <table:table-cell office:value-type="float" office:value="0.695632" calcext:value-type="float">
            <text:p>0.6956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535733333333" calcext:value-type="float">
            <text:p>2.25536</text:p>
          </table:table-cell>
          <table:table-cell office:value-type="float" office:value="2.38747466666667" calcext:value-type="float">
            <text:p>2.38747</text:p>
          </table:table-cell>
          <table:table-cell office:value-type="float" office:value="2.843296" calcext:value-type="float">
            <text:p>2.843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1.78060728888889" calcext:value-type="float">
            <text:p>1.78061</text:p>
          </table:table-cell>
          <table:table-cell table:formula="of:=AVERAGE([.BT1:.BT15])" office:value-type="float" office:value="2.18215937777778" calcext:value-type="float">
            <text:p>2.18216</text:p>
          </table:table-cell>
          <table:table-cell table:formula="of:=AVERAGE([.BU1:.BU15])" office:value-type="float" office:value="2.230624" calcext:value-type="float">
            <text:p>2.2306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280266666667" calcext:value-type="float">
            <text:p>2.1428</text:p>
          </table:table-cell>
          <table:table-cell office:value-type="float" office:value="2.29927466666667" calcext:value-type="float">
            <text:p>2.29927</text:p>
          </table:table-cell>
          <table:table-cell office:value-type="float" office:value="2.820544" calcext:value-type="float">
            <text:p>2.820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02741546666667" calcext:value-type="float">
            <text:p>2.02742</text:p>
          </table:table-cell>
          <table:table-cell table:formula="of:=AVERAGE([.BT1:.BT5])" office:value-type="float" office:value="2.18928906666667" calcext:value-type="float">
            <text:p>2.18929</text:p>
          </table:table-cell>
          <table:table-cell table:formula="of:=AVERAGE([.BU1:.BU5])" office:value-type="float" office:value="2.6221408" calcext:value-type="float">
            <text:p>2.62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2876133333333" calcext:value-type="float">
            <text:p>1.92876</text:p>
          </table:table-cell>
          <table:table-cell office:value-type="float" office:value="2.09647466666667" calcext:value-type="float">
            <text:p>2.09647</text:p>
          </table:table-cell>
          <table:table-cell office:value-type="float" office:value="2.56416" calcext:value-type="float">
            <text:p>2.5641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1634933333333" calcext:value-type="float">
            <text:p>1.91635</text:p>
          </table:table-cell>
          <table:table-cell office:value-type="float" office:value="1.95357066666667" calcext:value-type="float">
            <text:p>1.95357</text:p>
          </table:table-cell>
          <table:table-cell office:value-type="float" office:value="2.777904" calcext:value-type="float">
            <text:p>2.77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89380666666667" calcext:value-type="float">
            <text:p>1.89381</text:p>
          </table:table-cell>
          <table:table-cell office:value-type="float" office:value="2.20965066666667" calcext:value-type="float">
            <text:p>2.20965</text:p>
          </table:table-cell>
          <table:table-cell office:value-type="float" office:value="2.1048" calcext:value-type="float">
            <text:p>2.10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77673866666667" calcext:value-type="float">
            <text:p>1.77674</text:p>
          </table:table-cell>
          <table:table-cell office:value-type="float" office:value="2.277568" calcext:value-type="float">
            <text:p>2.27757</text:p>
          </table:table-cell>
          <table:table-cell office:value-type="float" office:value="3.089296" calcext:value-type="float">
            <text:p>3.089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7186266666667" calcext:value-type="float">
            <text:p>1.77186</text:p>
          </table:table-cell>
          <table:table-cell office:value-type="float" office:value="2.13177866666667" calcext:value-type="float">
            <text:p>2.13178</text:p>
          </table:table-cell>
          <table:table-cell office:value-type="float" office:value="2.060896" calcext:value-type="float">
            <text:p>2.060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71715733333333" calcext:value-type="float">
            <text:p>1.71716</text:p>
          </table:table-cell>
          <table:table-cell office:value-type="float" office:value="2.00669733333333" calcext:value-type="float">
            <text:p>2.0067</text:p>
          </table:table-cell>
          <table:table-cell office:value-type="float" office:value="1.275328" calcext:value-type="float">
            <text:p>1.2753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1156533333333" calcext:value-type="float">
            <text:p>1.71157</text:p>
          </table:table-cell>
          <table:table-cell office:value-type="float" office:value="2.28268666666667" calcext:value-type="float">
            <text:p>2.28269</text:p>
          </table:table-cell>
          <table:table-cell office:value-type="float" office:value="3.211104" calcext:value-type="float">
            <text:p>3.211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70606933333333" calcext:value-type="float">
            <text:p>1.70607</text:p>
          </table:table-cell>
          <table:table-cell office:value-type="float" office:value="2.19367066666667" calcext:value-type="float">
            <text:p>2.19367</text:p>
          </table:table-cell>
          <table:table-cell office:value-type="float" office:value="3.248336" calcext:value-type="float">
            <text:p>3.248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.66245333333333" calcext:value-type="float">
            <text:p>1.66245</text:p>
          </table:table-cell>
          <table:table-cell office:value-type="float" office:value="2.02738533333333" calcext:value-type="float">
            <text:p>2.02739</text:p>
          </table:table-cell>
          <table:table-cell office:value-type="float" office:value="1.478448" calcext:value-type="float">
            <text:p>1.478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21704" calcext:value-type="float">
            <text:p>1.6217</text:p>
          </table:table-cell>
          <table:table-cell office:value-type="float" office:value="2.07150133333333" calcext:value-type="float">
            <text:p>2.0715</text:p>
          </table:table-cell>
          <table:table-cell office:value-type="float" office:value="1.74808" calcext:value-type="float">
            <text:p>1.7480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9132933333333" calcext:value-type="float">
            <text:p>1.59133</text:p>
          </table:table-cell>
          <table:table-cell office:value-type="float" office:value="2.39722933333333" calcext:value-type="float">
            <text:p>2.39723</text:p>
          </table:table-cell>
          <table:table-cell office:value-type="float" office:value="1.728704" calcext:value-type="float">
            <text:p>1.728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5675" calcext:value-type="float">
            <text:p>1.5675</text:p>
          </table:table-cell>
          <table:table-cell office:value-type="float" office:value="2.30203733333333" calcext:value-type="float">
            <text:p>2.30204</text:p>
          </table:table-cell>
          <table:table-cell office:value-type="float" office:value="1.295456" calcext:value-type="float">
            <text:p>1.295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445652" calcext:value-type="float">
            <text:p>1.44565</text:p>
          </table:table-cell>
          <table:table-cell office:value-type="float" office:value="2.09539066666667" calcext:value-type="float">
            <text:p>2.09539</text:p>
          </table:table-cell>
          <table:table-cell office:value-type="float" office:value="1.213008" calcext:value-type="float">
            <text:p>1.2130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15804" calcext:value-type="float">
            <text:p>2.2158</text:p>
          </table:table-cell>
          <table:table-cell office:value-type="float" office:value="2.34885333333333" calcext:value-type="float">
            <text:p>2.34885</text:p>
          </table:table-cell>
          <table:table-cell office:value-type="float" office:value="2.727552" calcext:value-type="float">
            <text:p>2.7275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1.77211911111111" calcext:value-type="float">
            <text:p>1.77212</text:p>
          </table:table-cell>
          <table:table-cell table:formula="of:=AVERAGE([.BT16:.BT30])" office:value-type="float" office:value="2.1793568" calcext:value-type="float">
            <text:p>2.17936</text:p>
          </table:table-cell>
          <table:table-cell table:formula="of:=AVERAGE([.BU16:.BU30])" office:value-type="float" office:value="2.20125333333333" calcext:value-type="float">
            <text:p>2.2012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8593333333333" calcext:value-type="float">
            <text:p>2.08593</text:p>
          </table:table-cell>
          <table:table-cell office:value-type="float" office:value="2.308888" calcext:value-type="float">
            <text:p>2.30889</text:p>
          </table:table-cell>
          <table:table-cell office:value-type="float" office:value="2.733664" calcext:value-type="float">
            <text:p>2.7336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2.00399866666667" calcext:value-type="float">
            <text:p>2.004</text:p>
          </table:table-cell>
          <table:table-cell table:formula="of:=AVERAGE([.BT16:.BT20])" office:value-type="float" office:value="2.1845744" calcext:value-type="float">
            <text:p>2.18457</text:p>
          </table:table-cell>
          <table:table-cell table:formula="of:=AVERAGE([.BU16:.BU20])" office:value-type="float" office:value="2.5890464" calcext:value-type="float">
            <text:p>2.589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8398266666667" calcext:value-type="float">
            <text:p>1.98398</text:p>
          </table:table-cell>
          <table:table-cell office:value-type="float" office:value="2.07558933333333" calcext:value-type="float">
            <text:p>2.07559</text:p>
          </table:table-cell>
          <table:table-cell office:value-type="float" office:value="2.595024" calcext:value-type="float">
            <text:p>2.595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94080933333333" calcext:value-type="float">
            <text:p>1.94081</text:p>
          </table:table-cell>
          <table:table-cell office:value-type="float" office:value="2.220532" calcext:value-type="float">
            <text:p>2.22053</text:p>
          </table:table-cell>
          <table:table-cell office:value-type="float" office:value="2.086592" calcext:value-type="float">
            <text:p>2.086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793464" calcext:value-type="float">
            <text:p>1.79346</text:p>
          </table:table-cell>
          <table:table-cell office:value-type="float" office:value="1.96900933333333" calcext:value-type="float">
            <text:p>1.96901</text:p>
          </table:table-cell>
          <table:table-cell office:value-type="float" office:value="2.8024" calcext:value-type="float">
            <text:p>2.802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774716" calcext:value-type="float">
            <text:p>1.77472</text:p>
          </table:table-cell>
          <table:table-cell office:value-type="float" office:value="2.28843333333333" calcext:value-type="float">
            <text:p>2.28843</text:p>
          </table:table-cell>
          <table:table-cell office:value-type="float" office:value="3.092528" calcext:value-type="float">
            <text:p>3.092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1.76109066666667" calcext:value-type="float">
            <text:p>1.76109</text:p>
          </table:table-cell>
          <table:table-cell office:value-type="float" office:value="2.148148" calcext:value-type="float">
            <text:p>2.14815</text:p>
          </table:table-cell>
          <table:table-cell office:value-type="float" office:value="2.09144" calcext:value-type="float">
            <text:p>2.0914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54568" calcext:value-type="float">
            <text:p>1.75457</text:p>
          </table:table-cell>
          <table:table-cell office:value-type="float" office:value="2.17441333333333" calcext:value-type="float">
            <text:p>2.17441</text:p>
          </table:table-cell>
          <table:table-cell office:value-type="float" office:value="3.153872" calcext:value-type="float">
            <text:p>3.1538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1.70161066666667" calcext:value-type="float">
            <text:p>1.70161</text:p>
          </table:table-cell>
          <table:table-cell office:value-type="float" office:value="2.03823866666667" calcext:value-type="float">
            <text:p>2.03824</text:p>
          </table:table-cell>
          <table:table-cell office:value-type="float" office:value="1.41504" calcext:value-type="float">
            <text:p>1.4150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1.66726666666667" calcext:value-type="float">
            <text:p>1.66727</text:p>
          </table:table-cell>
          <table:table-cell office:value-type="float" office:value="2.27799866666667" calcext:value-type="float">
            <text:p>2.278</text:p>
          </table:table-cell>
          <table:table-cell office:value-type="float" office:value="3.265792" calcext:value-type="float">
            <text:p>3.265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625504" calcext:value-type="float">
            <text:p>1.6255</text:p>
          </table:table-cell>
          <table:table-cell office:value-type="float" office:value="2.39457733333333" calcext:value-type="float">
            <text:p>2.39458</text:p>
          </table:table-cell>
          <table:table-cell office:value-type="float" office:value="1.705504" calcext:value-type="float">
            <text:p>1.705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1672133333333" calcext:value-type="float">
            <text:p>1.61672</text:p>
          </table:table-cell>
          <table:table-cell office:value-type="float" office:value="1.978228" calcext:value-type="float">
            <text:p>1.97823</text:p>
          </table:table-cell>
          <table:table-cell office:value-type="float" office:value="1.213568" calcext:value-type="float">
            <text:p>1.2135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991866666667" calcext:value-type="float">
            <text:p>1.57992</text:p>
          </table:table-cell>
          <table:table-cell office:value-type="float" office:value="2.095828" calcext:value-type="float">
            <text:p>2.09583</text:p>
          </table:table-cell>
          <table:table-cell office:value-type="float" office:value="1.671104" calcext:value-type="float">
            <text:p>1.671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56236133333333" calcext:value-type="float">
            <text:p>1.56236</text:p>
          </table:table-cell>
          <table:table-cell office:value-type="float" office:value="2.29405733333333" calcext:value-type="float">
            <text:p>2.29406</text:p>
          </table:table-cell>
          <table:table-cell office:value-type="float" office:value="1.268128" calcext:value-type="float">
            <text:p>1.2681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18036" calcext:value-type="float">
            <text:p>1.51804</text:p>
          </table:table-cell>
          <table:table-cell office:value-type="float" office:value="2.07755733333333" calcext:value-type="float">
            <text:p>2.07756</text:p>
          </table:table-cell>
          <table:table-cell office:value-type="float" office:value="1.196592" calcext:value-type="float">
            <text:p>1.196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03826533333333" calcext:value-type="float">
            <text:p>2.03827</text:p>
          </table:table-cell>
          <table:table-cell office:value-type="float" office:value="1.98407733333333" calcext:value-type="float">
            <text:p>1.98408</text:p>
          </table:table-cell>
          <table:table-cell office:value-type="float" office:value="2.526224" calcext:value-type="float">
            <text:p>2.526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1.66793075555556" calcext:value-type="float">
            <text:p>1.66793</text:p>
          </table:table-cell>
          <table:table-cell table:formula="of:=AVERAGE([.BT31:.BT45])" office:value-type="float" office:value="2.16603608888889" calcext:value-type="float">
            <text:p>2.16604</text:p>
          </table:table-cell>
          <table:table-cell table:formula="of:=AVERAGE([.BU31:.BU45])" office:value-type="float" office:value="2.03346346666667" calcext:value-type="float">
            <text:p>2.0334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8892533333333" calcext:value-type="float">
            <text:p>1.88893</text:p>
          </table:table-cell>
          <table:table-cell office:value-type="float" office:value="2.340828" calcext:value-type="float">
            <text:p>2.34083</text:p>
          </table:table-cell>
          <table:table-cell office:value-type="float" office:value="2.554544" calcext:value-type="float">
            <text:p>2.554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1.8780544" calcext:value-type="float">
            <text:p>1.87805</text:p>
          </table:table-cell>
          <table:table-cell table:formula="of:=AVERAGE([.BT31:.BT35])" office:value-type="float" office:value="2.22969413333333" calcext:value-type="float">
            <text:p>2.22969</text:p>
          </table:table-cell>
          <table:table-cell table:formula="of:=AVERAGE([.BU31:.BU35])" office:value-type="float" office:value="2.6031904" calcext:value-type="float">
            <text:p>2.6031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6860266666667" calcext:value-type="float">
            <text:p>1.8686</text:p>
          </table:table-cell>
          <table:table-cell office:value-type="float" office:value="2.29301866666667" calcext:value-type="float">
            <text:p>2.29302</text:p>
          </table:table-cell>
          <table:table-cell office:value-type="float" office:value="2.384544" calcext:value-type="float">
            <text:p>2.384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4234666666667" calcext:value-type="float">
            <text:p>1.84235</text:p>
          </table:table-cell>
          <table:table-cell office:value-type="float" office:value="2.55506" calcext:value-type="float">
            <text:p>2.55506</text:p>
          </table:table-cell>
          <table:table-cell office:value-type="float" office:value="3.404992" calcext:value-type="float">
            <text:p>3.4049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52132" calcext:value-type="float">
            <text:p>1.75213</text:p>
          </table:table-cell>
          <table:table-cell office:value-type="float" office:value="1.97548666666667" calcext:value-type="float">
            <text:p>1.97549</text:p>
          </table:table-cell>
          <table:table-cell office:value-type="float" office:value="2.145648" calcext:value-type="float">
            <text:p>2.1456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5180666666667" calcext:value-type="float">
            <text:p>1.75181</text:p>
          </table:table-cell>
          <table:table-cell office:value-type="float" office:value="2.21332666666667" calcext:value-type="float">
            <text:p>2.21333</text:p>
          </table:table-cell>
          <table:table-cell office:value-type="float" office:value="2.677488" calcext:value-type="float">
            <text:p>2.6774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3281866666667" calcext:value-type="float">
            <text:p>1.73282</text:p>
          </table:table-cell>
          <table:table-cell office:value-type="float" office:value="2.29626666666667" calcext:value-type="float">
            <text:p>2.29627</text:p>
          </table:table-cell>
          <table:table-cell office:value-type="float" office:value="1.700528" calcext:value-type="float">
            <text:p>1.700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85036" calcext:value-type="float">
            <text:p>1.68504</text:p>
          </table:table-cell>
          <table:table-cell office:value-type="float" office:value="2.22868" calcext:value-type="float">
            <text:p>2.22868</text:p>
          </table:table-cell>
          <table:table-cell office:value-type="float" office:value="2.047008" calcext:value-type="float">
            <text:p>2.0470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63676" calcext:value-type="float">
            <text:p>1.66368</text:p>
          </table:table-cell>
          <table:table-cell office:value-type="float" office:value="2.12975066666667" calcext:value-type="float">
            <text:p>2.12975</text:p>
          </table:table-cell>
          <table:table-cell office:value-type="float" office:value="1.318416" calcext:value-type="float">
            <text:p>1.318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2708266666667" calcext:value-type="float">
            <text:p>1.62708</text:p>
          </table:table-cell>
          <table:table-cell office:value-type="float" office:value="2.40670266666667" calcext:value-type="float">
            <text:p>2.4067</text:p>
          </table:table-cell>
          <table:table-cell office:value-type="float" office:value="1.706048" calcext:value-type="float">
            <text:p>1.7060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1518933333333" calcext:value-type="float">
            <text:p>1.61519</text:p>
          </table:table-cell>
          <table:table-cell office:value-type="float" office:value="2.20870133333333" calcext:value-type="float">
            <text:p>2.2087</text:p>
          </table:table-cell>
          <table:table-cell office:value-type="float" office:value="2.32368" calcext:value-type="float">
            <text:p>2.323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476004" calcext:value-type="float">
            <text:p>1.476</text:p>
          </table:table-cell>
          <table:table-cell office:value-type="float" office:value="1.91588666666667" calcext:value-type="float">
            <text:p>1.91589</text:p>
          </table:table-cell>
          <table:table-cell office:value-type="float" office:value="1.354384" calcext:value-type="float">
            <text:p>1.354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1.443308" calcext:value-type="float">
            <text:p>1.44331</text:p>
          </table:table-cell>
          <table:table-cell office:value-type="float" office:value="1.78623866666667" calcext:value-type="float">
            <text:p>1.78624</text:p>
          </table:table-cell>
          <table:table-cell office:value-type="float" office:value="1.672464" calcext:value-type="float">
            <text:p>1.672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06628" calcext:value-type="float">
            <text:p>1.40663</text:p>
          </table:table-cell>
          <table:table-cell office:value-type="float" office:value="2.18964533333333" calcext:value-type="float">
            <text:p>2.18965</text:p>
          </table:table-cell>
          <table:table-cell office:value-type="float" office:value="1.990352" calcext:value-type="float">
            <text:p>1.9903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22714" calcext:value-type="float">
            <text:p>1.22714</text:p>
          </table:table-cell>
          <table:table-cell office:value-type="float" office:value="1.966872" calcext:value-type="float">
            <text:p>1.96687</text:p>
          </table:table-cell>
          <table:table-cell office:value-type="float" office:value="0.695632" calcext:value-type="float">
            <text:p>0.6956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1006266666667" calcext:value-type="float">
            <text:p>1.81006</text:p>
          </table:table-cell>
          <table:table-cell office:value-type="float" office:value="2.52622266666667" calcext:value-type="float">
            <text:p>2.52622</text:p>
          </table:table-cell>
          <table:table-cell office:value-type="float" office:value="3.500288" calcext:value-type="float">
            <text:p>3.5002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1.67367804444444" calcext:value-type="float">
            <text:p>1.67368</text:p>
          </table:table-cell>
          <table:table-cell table:formula="of:=AVERAGE([.BT46:.BT60])" office:value-type="float" office:value="2.17028337777778" calcext:value-type="float">
            <text:p>2.17028</text:p>
          </table:table-cell>
          <table:table-cell table:formula="of:=AVERAGE([.BU46:.BU60])" office:value-type="float" office:value="2.00326613333333" calcext:value-type="float">
            <text:p>2.003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680266666667" calcext:value-type="float">
            <text:p>1.5768</text:p>
          </table:table-cell>
          <table:table-cell office:value-type="float" office:value="2.41792933333333" calcext:value-type="float">
            <text:p>2.41793</text:p>
          </table:table-cell>
          <table:table-cell office:value-type="float" office:value="1.670816" calcext:value-type="float">
            <text:p>1.670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1.75593253333333" calcext:value-type="float">
            <text:p>1.75593</text:p>
          </table:table-cell>
          <table:table-cell table:formula="of:=AVERAGE([.BT46:.BT50])" office:value-type="float" office:value="2.36977226666667" calcext:value-type="float">
            <text:p>2.36977</text:p>
          </table:table-cell>
          <table:table-cell table:formula="of:=AVERAGE([.BU46:.BU50])" office:value-type="float" office:value="2.2626944" calcext:value-type="float">
            <text:p>2.26269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1418666666667" calcext:value-type="float">
            <text:p>1.91419</text:p>
          </table:table-cell>
          <table:table-cell office:value-type="float" office:value="2.35401066666667" calcext:value-type="float">
            <text:p>2.35401</text:p>
          </table:table-cell>
          <table:table-cell office:value-type="float" office:value="2.51736" calcext:value-type="float">
            <text:p>2.5173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4955333333333" calcext:value-type="float">
            <text:p>1.74955</text:p>
          </table:table-cell>
          <table:table-cell office:value-type="float" office:value="2.27672533333333" calcext:value-type="float">
            <text:p>2.27673</text:p>
          </table:table-cell>
          <table:table-cell office:value-type="float" office:value="1.570144" calcext:value-type="float">
            <text:p>1.570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72905733333333" calcext:value-type="float">
            <text:p>1.72906</text:p>
          </table:table-cell>
          <table:table-cell office:value-type="float" office:value="2.27397333333333" calcext:value-type="float">
            <text:p>2.27397</text:p>
          </table:table-cell>
          <table:table-cell office:value-type="float" office:value="2.054864" calcext:value-type="float">
            <text:p>2.054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1.88286266666667" calcext:value-type="float">
            <text:p>1.88286</text:p>
          </table:table-cell>
          <table:table-cell office:value-type="float" office:value="2.26891333333333" calcext:value-type="float">
            <text:p>2.26891</text:p>
          </table:table-cell>
          <table:table-cell office:value-type="float" office:value="2.328352" calcext:value-type="float">
            <text:p>2.3283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56468" calcext:value-type="float">
            <text:p>1.75647</text:p>
          </table:table-cell>
          <table:table-cell office:value-type="float" office:value="2.20457466666667" calcext:value-type="float">
            <text:p>2.20457</text:p>
          </table:table-cell>
          <table:table-cell office:value-type="float" office:value="2.598048" calcext:value-type="float">
            <text:p>2.5980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1824" calcext:value-type="float">
            <text:p>1.67182</text:p>
          </table:table-cell>
          <table:table-cell office:value-type="float" office:value="2.20176533333333" calcext:value-type="float">
            <text:p>2.20177</text:p>
          </table:table-cell>
          <table:table-cell office:value-type="float" office:value="2.237136" calcext:value-type="float">
            <text:p>2.237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40224" calcext:value-type="float">
            <text:p>1.44022</text:p>
          </table:table-cell>
          <table:table-cell office:value-type="float" office:value="2.19887333333333" calcext:value-type="float">
            <text:p>2.19887</text:p>
          </table:table-cell>
          <table:table-cell office:value-type="float" office:value="1.967616" calcext:value-type="float">
            <text:p>1.967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627692" calcext:value-type="float">
            <text:p>1.62769</text:p>
          </table:table-cell>
          <table:table-cell office:value-type="float" office:value="2.11995733333333" calcext:value-type="float">
            <text:p>2.11996</text:p>
          </table:table-cell>
          <table:table-cell office:value-type="float" office:value="1.294704" calcext:value-type="float">
            <text:p>1.294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963066666667" calcext:value-type="float">
            <text:p>2.01963</text:p>
          </table:table-cell>
          <table:table-cell office:value-type="float" office:value="2.008552" calcext:value-type="float">
            <text:p>2.00855</text:p>
          </table:table-cell>
          <table:table-cell office:value-type="float" office:value="2.499824" calcext:value-type="float">
            <text:p>2.499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664133333333" calcext:value-type="float">
            <text:p>1.25664</text:p>
          </table:table-cell>
          <table:table-cell office:value-type="float" office:value="1.988516" calcext:value-type="float">
            <text:p>1.98852</text:p>
          </table:table-cell>
          <table:table-cell office:value-type="float" office:value="0.722448" calcext:value-type="float">
            <text:p>0.722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733704" calcext:value-type="float">
            <text:p>1.7337</text:p>
          </table:table-cell>
          <table:table-cell office:value-type="float" office:value="1.95418266666667" calcext:value-type="float">
            <text:p>1.95418</text:p>
          </table:table-cell>
          <table:table-cell office:value-type="float" office:value="2.11288" calcext:value-type="float">
            <text:p>2.112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496748" calcext:value-type="float">
            <text:p>1.49675</text:p>
          </table:table-cell>
          <table:table-cell office:value-type="float" office:value="1.91557866666667" calcext:value-type="float">
            <text:p>1.91558</text:p>
          </table:table-cell>
          <table:table-cell office:value-type="float" office:value="1.3092" calcext:value-type="float">
            <text:p>1.309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3971333333333" calcext:value-type="float">
            <text:p>1.43971</text:p>
          </table:table-cell>
          <table:table-cell office:value-type="float" office:value="1.844476" calcext:value-type="float">
            <text:p>1.84448</text:p>
          </table:table-cell>
          <table:table-cell office:value-type="float" office:value="1.665312" calcext:value-type="float">
            <text:p>1.6653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BW60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6T10:10:09.280046636</dc:date>
    <meta:document-statistic meta:table-count="2" meta:cell-count="9024" meta:object-count="0"/>
    <meta:generator>LibreOffice/4.2.8.2$Linux_X86_64 LibreOffice_project/420m0$Build-2</meta:generator>
  </office:meta>
</office:document-meta>
</file>